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0cff0" officeooo:paragraph-rsid="0000cff0"/>
    </style:style>
    <style:style style:name="P2" style:family="paragraph" style:parent-style-name="Standard">
      <style:text-properties officeooo:rsid="0000cff0" officeooo:paragraph-rsid="00020beb"/>
    </style:style>
    <style:style style:name="P3" style:family="paragraph" style:parent-style-name="Standard">
      <style:text-properties officeooo:rsid="000144eb" officeooo:paragraph-rsid="000144eb"/>
    </style:style>
    <style:style style:name="P4" style:family="paragraph" style:parent-style-name="Standard" style:list-style-name="L1">
      <style:text-properties officeooo:rsid="000144eb" officeooo:paragraph-rsid="000144eb"/>
    </style:style>
    <style:style style:name="P5" style:family="paragraph" style:parent-style-name="Standard">
      <style:text-properties officeooo:rsid="000144eb" officeooo:paragraph-rsid="00020beb"/>
    </style:style>
    <style:style style:name="P6" style:family="paragraph" style:parent-style-name="Standard" style:list-style-name="L1">
      <style:text-properties officeooo:rsid="0000cff0" officeooo:paragraph-rsid="00020beb"/>
    </style:style>
    <style:style style:name="P7" style:family="paragraph" style:parent-style-name="Standard">
      <style:text-properties officeooo:rsid="00020beb" officeooo:paragraph-rsid="00020beb"/>
    </style:style>
    <style:style style:name="P8" style:family="paragraph" style:parent-style-name="Standard">
      <style:text-properties officeooo:rsid="00033fe8" officeooo:paragraph-rsid="00020beb"/>
    </style:style>
    <style:style style:name="P9" style:family="paragraph" style:parent-style-name="Standard">
      <style:text-properties officeooo:rsid="00033fe8" officeooo:paragraph-rsid="00033fe8"/>
    </style:style>
    <style:style style:name="P10" style:family="paragraph" style:parent-style-name="Standard" style:list-style-name="L2">
      <style:text-properties officeooo:rsid="00033fe8" officeooo:paragraph-rsid="00033fe8"/>
    </style:style>
    <style:style style:name="P11" style:family="paragraph" style:parent-style-name="Standard" style:list-style-name="L2">
      <style:text-properties officeooo:rsid="0004c49f" officeooo:paragraph-rsid="0004c49f"/>
    </style:style>
    <style:style style:name="P12" style:family="paragraph" style:parent-style-name="Standard">
      <style:text-properties officeooo:rsid="0005d942" officeooo:paragraph-rsid="0005d942"/>
    </style:style>
    <style:style style:name="T1" style:family="text">
      <style:text-properties officeooo:rsid="000144eb"/>
    </style:style>
    <style:style style:name="T2" style:family="text">
      <style:text-properties officeooo:rsid="00020beb"/>
    </style:style>
    <style:style style:name="T3" style:family="text">
      <style:text-properties officeooo:rsid="00033fe8"/>
    </style:style>
    <style:style style:name="T4" style:family="text">
      <style:text-properties officeooo:rsid="000695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of the greatest challenges for a fire commander on scene is incident awareness. Incident awareness can be best described a complete knowledge of where all personnel, apparatus, and equipment are on a fire scene. This is more than just having an internalized list of components. Engines may arrive mutual aid to be staged. Personnel from many different departments may be deployed to the scene and assigned to go interior. Other agencies such as law enforcement and ambulance companies also need to be coordinated by the incident commander. This system is designed to make one of those many tasks easier: personnel tracking. Whenever a firefighter goes into a hazardous he or she dons a SCBA or Self Contained Breathing Apparatus. This gives the firefighter about 30 minutes worth of air. The commander must keep track of the amount of air each interior firefighter has in order to plan and make decisions. We propose that mobile sensing technology can be used to predict the amount of time a firefighter has left inside of a building and then inform command as to how to proceed. We used a heart <text:s/>rate monitor connected to a cell phone to track heart rates of several firefighters and tracked the amount of time it took them to run down a half full bottle. We then created a classification system to attempt to classify the level of activity of the firefighter based on his or her heart rate. We also attempted to correlate various physiological factors with bottle time. </text:p>
      <text:p text:style-name="P1"/>
      <text:p text:style-name="P3">Method and Data Collection</text:p>
      <text:p text:style-name="P3"/>
      <text:p text:style-name="P3">We needed to get heart rate intervals at different activity levels to understand what the actual relationship between heart rate and the bottle run time. We also wanted to attempt to find what factors most affected the bottle time physiologically. We recruited several volunteer firefighters from the Cayuga Heights Fire Department spanning different ranges of age and experience.</text:p>
      <text:p text:style-name="P3"/>
      <text:p text:style-name="P3">We used Google Nexus 4 phones and bluetooth connected Zephyr HXM heart rate monitors to collect data. The test subjects used Scott Airpacks with 2216 psi (30 minute) Scott Carbon Fiber air bottles. The bottles were drained to 1000 psi on a cascade machine in order to expedite testing. </text:p>
      <text:p text:style-name="P3"/>
      <text:p text:style-name="P3">The test subjects were asked to complete three different tasks in order to simulate different levels of activity:</text:p>
      <text:list xml:id="list1795881734" text:style-name="L1">
        <text:list-item>
          <text:p text:style-name="P4">Low Activity: Subjects were asked to relax and breath normally while wearing the air pack and heart rate monitor. Their heart rates were monitored by the researchers and the time to run the bottle down was tracked.</text:p>
        </text:list-item>
        <text:list-item>
          <text:p text:style-name="P4">Moderate Activity: Subjects were asked to walk briskly in a circuit while wearing the air pack and heart rate monitor. Their heart rates were monitored by the researchers and the time to run the bottle down was tracked.</text:p>
        </text:list-item>
        <text:list-item>
          <text:p text:style-name="P6"><text:span text:style-name="T1">High Activity: </text:span><text:span text:style-name="T2">Subjects were asked to run back and forth across an approximately 30 ft. space </text:span><text:span text:style-name="T1">while wearing the air pack and heart rate monitor while their heart rates were monitored by the researchers and the tim</text:span><text:span text:style-name="T1">e to run the bottle down was tracked.</text:span></text:p>
        </text:list-item>
      </text:list>
      <text:p text:style-name="P5"/>
      <text:p text:style-name="P7">We also completed a final test to attempt to create a varied heart rate activity system. We used two subjects, one who had previously completed the previous tests and one who had not been trained on previously. The subjects were asked to play basketball while wearing the airpack and heart rate monior. Their heart rates were monitored as well as the overall bottle run time. The subjects were of similar height, weight, age, and physical fitness in order to attempt to discover variation between subjects based on non-physical attributes. </text:p>
      <text:p text:style-name="P7"/>
      <text:p text:style-name="P7">User Interface:</text:p>
      <text:p text:style-name="P7"/>
      <text:p text:style-name="P2"><text:soft-page-break/><text:span text:style-name="T2">Our eventual goal for the user interface would be a system that could provide a wealth of data to either a commander or safety officer on a scene including health, air bottle, and location data about all personnel as well as information as the status of mutual aid and coordinating agencies. For now we would just like to establish the proof of concept of mobile sensing technology to be used for firefighter safety. Ideally all of sensors could be integrated into the firefighter's equipment. </text:span><text:span text:style-name="T3">It would not be difficult to train firefighters to bring their phones with the on the call but naturally there is a worry about damaging a personal cell phone. A smoke, water, and shockproof pocket could be into the equipment.</text:span></text:p>
      <text:p text:style-name="P8"/>
      <text:p text:style-name="P9">Evaluation and Results:</text:p>
      <text:p text:style-name="P9"/>
      <text:p text:style-name="P9">To this point we have collected all data and we are currently working to analyze what we have in order to create an effective classification system and heuristic for bottle times. We have currently tried several variations on linear models. We have attempted to use several physical characteristics to correlate but there does not appear to be a statistically significant feature. We are currently working to find a combination of variables that will act as statistically significant predictors. We are also working on a heuristic to measure bottle times that involves the run down times for each activity level. We are attempting to compare these to the final test to see if our model works on a trained on and untrained on subject. </text:p>
      <text:p text:style-name="P9"/>
      <text:p text:style-name="P9">Left to do:</text:p>
      <text:p text:style-name="P9"/>
      <text:p text:style-name="P9">As mentioned above we are continuing to work on our heuristics to create an accurate prediction of bottle times based on physical data. We are also trying to improve our activity classification system.</text:p>
      <text:p text:style-name="P9"/>
      <text:p text:style-name="P9">Future Work:</text:p>
      <text:p text:style-name="P9">There are several aspects of this project that could lead to interesting and beneficial future work:</text:p>
      <text:p text:style-name="P9"/>
      <text:list xml:id="list2072094957" text:style-name="L2">
        <text:list-item>
          <text:p text:style-name="P10">Studying the transmission and calculation abilities of a server stored inside the fire truck on scene and creating a command interface.</text:p>
        </text:list-item>
        <text:list-item>
          <text:p text:style-name="P10">Simultaneous location and mapping to improve command situational knowledge.</text:p>
        </text:list-item>
        <text:list-item>
          <text:p text:style-name="P10">Discussing possibilities of cross agency coordination in using this system to allow for the commander to know which agencies are coming to scene and what equipment they will have <text:span text:style-name="T4">s</text:span>with them.</text:p>
        </text:list-item>
        <text:list-item>
          <text:p text:style-name="P10">Exporting of cardiac information to help track and prevent possible cardiac events after or during an incident. Cardiac arrest is the most common cause of line of duty deaths in the United States for firefighters. It is possible the cardiac data from integrated sensors could provide some warning to allow for prevention. </text:p>
        </text:list-item>
        <text:list-item>
          <text:p text:style-name="P11">An additional step that could be somewhat more simple than simultaneous location and mapping would be the use of the cell phone accelerator to alert command to falls or floor collapse immediately.</text:p>
        </text:list-item>
      </text:list>
      <text:p text:style-name="P12"/>
      <text:p text:style-name="P12">Another aspect of emergency response that could be helped by this equipment is hazardous materials response. Responders must done SCBA for many Hazmat incidents and these incidents require much more varied activity levels than traditional firefighting. Air levels are also even more important because <text:s/>responders need to allow time for decontamination when deciding to leave the “hot” zone. </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ham Harwood</meta:initial-creator>
    <meta:creation-date>2013-04-22T11:34:34</meta:creation-date>
    <dc:date>2013-04-22T20:46:43</dc:date>
    <dc:creator>Graham Harwood</dc:creator>
    <meta:editing-duration>PT32M3S</meta:editing-duration>
    <meta:editing-cycles>8</meta:editing-cycles>
    <meta:generator>LibreOffice/3.6$Linux_X86_64 LibreOffice_project/360m1$Build-2</meta:generator>
    <meta:document-statistic meta:table-count="0" meta:image-count="0" meta:object-count="0" meta:page-count="3" meta:paragraph-count="23" meta:word-count="1106" meta:character-count="6637" meta:non-whitespace-character-count="5554"/>
  </office:meta>
</office:document-meta>
</file>